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Normal" style:list-style-name="LFO1" style:family="paragraph">
      <style:paragraph-properties fo:margin-top="0.0694in" fo:margin-bottom="0.0694in" fo:line-height="100%"/>
      <style:text-properties fo:hyphenate="true"/>
    </style:style>
    <style:style style:name="T10" style:parent-style-name="Policepardéfaut" style:family="text">
      <style:text-properties style:font-name-asian="Times New Roman" style:letter-kerning="false" style:language-asian="fr" style:country-asian="FR"/>
    </style:style>
    <style:style style:name="T11" style:parent-style-name="Policepardéfaut" style:family="text">
      <style:text-properties style:font-name-asian="Times New Roman" style:letter-kerning="false" style:language-asian="fr" style:country-asian="FR"/>
    </style:style>
    <style:style style:name="T12" style:parent-style-name="Policepardéfaut" style:family="text">
      <style:text-properties style:font-name-asian="Times New Roman" style:letter-kerning="false" style:language-asian="fr" style:country-asian="FR"/>
    </style:style>
    <style:style style:name="T13" style:parent-style-name="Policepardéfaut" style:family="text">
      <style:text-properties style:font-name-asian="Times New Roman" style:letter-kerning="false" style:language-asian="fr" style:country-asian="FR"/>
    </style:style>
    <style:style style:name="T14" style:parent-style-name="Policepardéfaut" style:family="text">
      <style:text-properties style:font-name-asian="Times New Roman" style:letter-kerning="false" style:language-asian="fr" style:country-asian="FR"/>
    </style:style>
    <style:style style:name="T15" style:parent-style-name="Policepardéfaut" style:family="text">
      <style:text-properties style:font-name-asian="Times New Roman" style:letter-kerning="false" style:language-asian="fr" style:country-asian="FR"/>
    </style:style>
    <style:style style:name="P16" style:parent-style-name="Normal" style:family="paragraph">
      <style:paragraph-properties fo:margin-top="0.0694in" fo:margin-bottom="0.0694in" fo:line-height="100%"/>
      <style:text-properties fo:hyphenate="true"/>
    </style:style>
    <style:style style:name="T17" style:parent-style-name="Policepardéfaut" style:family="text">
      <style:text-properties style:font-name-asian="Times New Roman" style:letter-kerning="false" style:language-asian="fr" style:country-asian="FR"/>
    </style:style>
    <style:style style:name="P18" style:parent-style-name="Normal" style:list-style-name="LFO1" style:family="paragraph">
      <style:paragraph-properties fo:margin-top="0.0694in" fo:margin-bottom="0.0694in" fo:line-height="100%">
        <style:tab-stops>
          <style:tab-stop style:type="left" style:position="0in"/>
        </style:tab-stops>
      </style:paragraph-properties>
      <style:text-properties fo:hyphenate="true"/>
    </style:style>
    <style:style style:name="P19" style:parent-style-name="Normal" style:family="paragraph">
      <style:paragraph-properties fo:margin-top="0.0694in" fo:margin-bottom="0.0694in" fo:line-height="100%"/>
      <style:text-properties fo:hyphenate="true"/>
    </style:style>
    <style:style style:name="P20" style:parent-style-name="Normal" style:list-style-name="LFO1" style:family="paragraph">
      <style:paragraph-properties fo:margin-top="0.0694in" fo:margin-bottom="0.0694in" fo:line-height="100%"/>
      <style:text-properties fo:hyphenate="true"/>
    </style:style>
  </office:automatic-styles>
  <office:body>
    <office:text text:use-soft-page-breaks="true">
      <text:p text:style-name="P1">Partie 0 :</text:p>
      <text:list text:style-name="LFO1" text:continue-numbering="true">
        <text:list-item>
          <text:p text:style-name="P2">L’écran de connexion et une fois connecter la todo (liste de tache)</text:p>
        </text:list-item>
        <text:list-item>
          <text:p text:style-name="P3">Model : Todo</text:p>
        </text:list-item>
      </text:list>
      <text:p text:style-name="Paragraphedeliste">View : LoginView, TodoView</text:p>
      <text:p text:style-name="Paragraphedeliste">Viewmodel : LoginViewModel, TodoViewModel</text:p>
      <text:p text:style-name="Normal">Partie 1 :</text:p>
      <text:list text:style-name="LFO1" text:continue-numbering="true">
        <text:list-item>
          <text:p text:style-name="P4">Cette méthode permet d’exposer une propriété booléenne en<text:s/>lecture seule pour que d’autres parties du code puissent observer son état, sans pouvoir la modifier.</text:p>
        </text:list-item>
        <text:list-item>
          <text:p text:style-name="P5">Dans LoginView.java</text:p>
        </text:list-item>
      </text:list>
      <text:p text:style-name="Normal">Partie 2 :</text:p>
      <text:list text:style-name="LFO1" text:continue-numbering="true">
        <text:list-item>
          <text:p text:style-name="P6">FilteredList&lt;Todo&gt; sert à trier une liste en fonction d’un filtre</text:p>
        </text:list-item>
        <text:list-item>
          <text:p text:style-name="P7">Afficher ou modifier dynamiquement les taches de la liste (fait ou non)</text:p>
        </text:list-item>
      </text:list>
      <text:p text:style-name="Normal">Partie 3 :</text:p>
      <text:list text:style-name="LFO1" text:continue-numbering="true">
        <text:list-item>
          <text:p text:style-name="P8">bind(…) lie une propriété source à une propriété cible de manière unidirectionnelle alors que bindBidirectional(...) lie deux propriétés de manière bidirectionnelle donc des 2 cotés.</text:p>
        </text:list-item>
        <text:list-item>
          <text:p text:style-name="P9"><text:span text:style-name="T10">Ça</text:span><text:span text:style-name="T11"><text:s/>permet de maintenir la cohérence entre la vue</text:span><text:span text:style-name="T12"><text:s/></text:span><text:span text:style-name="T13">et le modèle<text:s/></text:span><text:span text:style-name="T14">sans code supplémentaire, ce qui est essentiel pour une application réactive et maintenable</text:span><text:span text:style-name="T15">.</text:span></text:p>
        </text:list-item>
      </text:list>
      <text:p text:style-name="P16"><text:span text:style-name="T17">Partie 4 :</text:span></text:p>
      <text:list text:style-name="LFO1" text:continue-numbering="true">
        <text:list-item>
          <text:p text:style-name="P18">C’est Visuel il y a une case à cocher c’est clair et compréhensible mais aussi pratique l'utilisateur peut modifie l'état en un clic et automatique il n’y a pas besoin de code supplémentaire pour gérer les changements. C'est la solution la plus simple et efficace pour afficher et modifier un état binaire (oui/non) dans une table.</text:p>
        </text:list-item>
      </text:list>
      <text:p text:style-name="P19">Partie 5 :</text:p>
      <text:list text:style-name="LFO1" text:continue-numbering="true">
        <text:list-item>
          <text:p text:style-name="P20">Elle<text:s/>permet de changer dynamiquement la scène affichée dans la fenêtre principale de l'application.</text:p>
        </text:list-item>
      </text:list>
      <text:p text:style-name="Paragraphedeliste"/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followup-block" style:display-name="followup-block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mel ⭐🌹</meta:initial-creator>
    <dc:creator>Amel ⭐🌹</dc:creator>
    <meta:creation-date>2025-10-15T06:21:00Z</meta:creation-date>
    <dc:date>2025-10-17T08:39:00Z</dc:date>
    <meta:template xlink:href="Normal.dotm" xlink:type="simple"/>
    <meta:editing-cycles>20</meta:editing-cycles>
    <meta:editing-duration>PT15120S</meta:editing-duration>
    <meta:document-statistic meta:page-count="1" meta:paragraph-count="2" meta:word-count="200" meta:character-count="1304" meta:row-count="9" meta:non-whitespace-character-count="1106"/>
  </office:meta>
</office:document-meta>
</file>